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23];&quot;:[0-9]+&quot;; &quot;&quot;)*12 + ORG.LIBREOFFICE.REGEX([.E23];&quot;[0-9]+:&quot;; &quot;&quot;)/5" office:value-type="float" office:value="140" calcext:value-type="float">
            <text:p>140</text:p>
          </table:table-cell>
          <table:table-cell table:style-name="ce9" table:formula="of:=ORG.LIBREOFFICE.REGEX([.F23];&quot;:[0-9]+&quot;; &quot;&quot;)*12 + ORG.LIBREOFFICE.REGEX([.F2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{persona: &quot;Alessio&quot;,materia: &quot;Tedesco 3 Ex&quot;,aula: &quot;Aula 3&quot;,giorno: &quot;Lunedì&quot;,inizio: 140,fine: 158}," calcext:value-type="string">
            <text:p>{persona: "Alessio",materia: "Tedesco 3 Ex",aula: "Aula 3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4];&quot;:[0-9]+&quot;; &quot;&quot;)*12 + ORG.LIBREOFFICE.REGEX([.E24];&quot;[0-9]+:&quot;; &quot;&quot;)/5" office:value-type="float" office:value="197" calcext:value-type="float">
            <text:p>197</text:p>
          </table:table-cell>
          <table:table-cell table:style-name="ce9" table:formula="of:=ORG.LIBREOFFICE.REGEX([.F24];&quot;:[0-9]+&quot;; &quot;&quot;)*12 + ORG.LIBREOFFICE.REGEX([.F24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{persona: &quot;Alessio&quot;,materia: &quot;Inglese 3 Ex&quot;,aula: &quot;Aula Magna&quot;,giorno: &quot;Lunedì&quot;,inizio: 197,fine: 215}," calcext:value-type="string">
            <text:p>{persona: "Alessio",materia: "Inglese 3 Ex",aula: "Aula Magna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 / Tedesco 3</text:p>
          </table:table-cell>
          <table:table-cell table:style-name="ce1" office:value-type="string" calcext:value-type="string">
            <text:p>Aula 11 / Aula 2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5];&quot;:[0-9]+&quot;; &quot;&quot;)*12 + ORG.LIBREOFFICE.REGEX([.E25];&quot;[0-9]+:&quot;; &quot;&quot;)/5" office:value-type="float" office:value="121" calcext:value-type="float">
            <text:p>121</text:p>
          </table:table-cell>
          <table:table-cell table:style-name="ce9" table:formula="of:=ORG.LIBREOFFICE.REGEX([.F25];&quot;:[0-9]+&quot;; &quot;&quot;)*12 + ORG.LIBREOFFICE.REGEX([.F25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{persona: &quot;Alessio&quot;,materia: &quot;Filologia Germanica / Tedesco 3&quot;,aula: &quot;Aula 11 / Aula 2&quot;,giorno: &quot;Martedì&quot;,inizio: 121,fine: 139}," calcext:value-type="string">
            <text:p>{persona: "Alessio",materia: "Filologia Germanica / Tedesco 3",aula: "Aula 11 / Aula 2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6];&quot;:[0-9]+&quot;; &quot;&quot;)*12 + ORG.LIBREOFFICE.REGEX([.E26];&quot;[0-9]+:&quot;; &quot;&quot;)/5" office:value-type="float" office:value="178" calcext:value-type="float">
            <text:p>178</text:p>
          </table:table-cell>
          <table:table-cell table:style-name="ce9" table:formula="of:=ORG.LIBREOFFICE.REGEX([.F26];&quot;:[0-9]+&quot;; &quot;&quot;)*12 + ORG.LIBREOFFICE.REGEX([.F26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{persona: &quot;Alessio&quot;,materia: &quot;Tedesco 3 Ex&quot;,aula: &quot;Aula 3&quot;,giorno: &quot;Martedì&quot;,inizio: 178,fine: 196}," calcext:value-type="string">
            <text:p>{persona: "Alessio",materia: "Tedesco 3 Ex",aula: "Aula 3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???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27];&quot;:[0-9]+&quot;; &quot;&quot;)*12 + ORG.LIBREOFFICE.REGEX([.E27];&quot;[0-9]+:&quot;; &quot;&quot;)/5" office:value-type="float" office:value="158" calcext:value-type="float">
            <text:p>158</text:p>
          </table:table-cell>
          <table:table-cell table:style-name="ce9" table:formula="of:=ORG.LIBREOFFICE.REGEX([.F27];&quot;:[0-9]+&quot;; &quot;&quot;)*12 + ORG.LIBREOFFICE.REGEX([.F27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{persona: &quot;Alessio&quot;,materia: &quot;???&quot;,aula: &quot;Aula Magna&quot;,giorno: &quot;Mercoledì&quot;,inizio: 158,fine: 177}," calcext:value-type="string">
            <text:p>{persona: "Alessio",materia: "???",aula: "Aula Magna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8];&quot;:[0-9]+&quot;; &quot;&quot;)*12 + ORG.LIBREOFFICE.REGEX([.E28];&quot;[0-9]+:&quot;; &quot;&quot;)/5" office:value-type="float" office:value="178" calcext:value-type="float">
            <text:p>178</text:p>
          </table:table-cell>
          <table:table-cell table:style-name="ce9" table:formula="of:=ORG.LIBREOFFICE.REGEX([.F28];&quot;:[0-9]+&quot;; &quot;&quot;)*12 + ORG.LIBREOFFICE.REGEX([.F28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{persona: &quot;Alessio&quot;,materia: &quot;Inglese 3 Ex&quot;,aula: &quot;Aula 7&quot;,giorno: &quot;Mercoledì&quot;,inizio: 178,fine: 196}," calcext:value-type="string">
            <text:p>{persona: "Alessio",materia: "Inglese 3 Ex",aula: "Aula 7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9];&quot;:[0-9]+&quot;; &quot;&quot;)*12 + ORG.LIBREOFFICE.REGEX([.E29];&quot;[0-9]+:&quot;; &quot;&quot;)/5" office:value-type="float" office:value="197" calcext:value-type="float">
            <text:p>197</text:p>
          </table:table-cell>
          <table:table-cell table:style-name="ce9" table:formula="of:=ORG.LIBREOFFICE.REGEX([.F29];&quot;:[0-9]+&quot;; &quot;&quot;)*12 + ORG.LIBREOFFICE.REGEX([.F29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{persona: &quot;Alessio&quot;,materia: &quot;Tedesco 3 Ex&quot;,aula: &quot;Aula 3&quot;,giorno: &quot;Mercoledì&quot;,inizio: 197,fine: 215}," calcext:value-type="string">
            <text:p>{persona: "Alessio",materia: "Tedesco 3 Ex",aula: "Aula 3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30];&quot;:[0-9]+&quot;; &quot;&quot;)*12 + ORG.LIBREOFFICE.REGEX([.E30];&quot;[0-9]+:&quot;; &quot;&quot;)/5" office:value-type="float" office:value="121" calcext:value-type="float">
            <text:p>121</text:p>
          </table:table-cell>
          <table:table-cell table:style-name="ce9" table:formula="of:=ORG.LIBREOFFICE.REGEX([.F30];&quot;:[0-9]+&quot;; &quot;&quot;)*12 + ORG.LIBREOFFICE.REGEX([.F30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{persona: &quot;Alessio&quot;,materia: &quot;Filologia Germanica&quot;,aula: &quot;Aula 11&quot;,giorno: &quot;Giovedì&quot;,inizio: 121,fine: 139}," calcext:value-type="string">
            <text:p>{persona: "Alessio",materia: "Filologia Germanica",aula: "Aula 11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1];&quot;:[0-9]+&quot;; &quot;&quot;)*12 + ORG.LIBREOFFICE.REGEX([.E31];&quot;[0-9]+:&quot;; &quot;&quot;)/5" office:value-type="float" office:value="197" calcext:value-type="float">
            <text:p>197</text:p>
          </table:table-cell>
          <table:table-cell table:style-name="ce9" table:formula="of:=ORG.LIBREOFFICE.REGEX([.F31];&quot;:[0-9]+&quot;; &quot;&quot;)*12 + ORG.LIBREOFFICE.REGEX([.F3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{persona: &quot;Alessio&quot;,materia: &quot;Inglese 3 Ex&quot;,aula: &quot;Laboratorio Lingue A1&quot;,giorno: &quot;Giovedì&quot;,inizio: 197,fine: 215}," calcext:value-type="string">
            <text:p>{persona: "Alessio",materia: "Inglese 3 Ex",aula: "Laboratorio Lingue A1",giorno: "Giov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2];&quot;:[0-9]+&quot;; &quot;&quot;)*12 + ORG.LIBREOFFICE.REGEX([.E32];&quot;[0-9]+:&quot;; &quot;&quot;)/5" office:value-type="float" office:value="197" calcext:value-type="float">
            <text:p>197</text:p>
          </table:table-cell>
          <table:table-cell table:style-name="ce9" table:formula="of:=ORG.LIBREOFFICE.REGEX([.F32];&quot;:[0-9]+&quot;; &quot;&quot;)*12 + ORG.LIBREOFFICE.REGEX([.F32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{persona: &quot;Alessio&quot;,materia: &quot;Mediazione Orale Inglese&quot;,aula: &quot;Didattica a Distanza&quot;,giorno: &quot;Venerdì&quot;,inizio: 197,fine: 215}," calcext:value-type="string">
            <text:p>{persona: "Alessio",materia: "Mediazione Orale Inglese",aula: "Didattica a Distanza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33];&quot;:[0-9]+&quot;; &quot;&quot;)*12 + ORG.LIBREOFFICE.REGEX([.E33];&quot;[0-9]+:&quot;; &quot;&quot;)/5" office:value-type="float" office:value="216" calcext:value-type="float">
            <text:p>216</text:p>
          </table:table-cell>
          <table:table-cell table:style-name="ce9" table:formula="of:=ORG.LIBREOFFICE.REGEX([.F33];&quot;:[0-9]+&quot;; &quot;&quot;)*12 + ORG.LIBREOFFICE.REGEX([.F33];&quot;[0-9]+:&quot;; &quot;&quot;)/5" office:value-type="float" office:value="234" calcext:value-type="float">
            <text:p>234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{persona: &quot;Alessio&quot;,materia: &quot;Mediazione Orale Inglese&quot;,aula: &quot;Didattica a Distanza&quot;,giorno: &quot;Venerdì&quot;,inizio: 216,fine: 234}," calcext:value-type="string">
            <text:p>{persona: "Alessio",materia: "Mediazione Orale Inglese",aula: "Didattica a Distanza",giorno: "Vener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4];&quot;:[0-9]+&quot;; &quot;&quot;)*12 + ORG.LIBREOFFICE.REGEX([.E34];&quot;[0-9]+:&quot;; &quot;&quot;)/5" office:value-type="float" office:value="174" calcext:value-type="float">
            <text:p>174</text:p>
          </table:table-cell>
          <table:table-cell table:style-name="ce9" table:formula="of:=ORG.LIBREOFFICE.REGEX([.F34];&quot;:[0-9]+&quot;; &quot;&quot;)*12 + ORG.LIBREOFFICE.REGEX([.F34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{persona: &quot;Vargiu&quot;,materia: &quot;Programmazione 1&quot;,aula: &quot;Aula Costa&quot;,giorno: &quot;Lunedì&quot;,inizio: 174,fine: 195}," calcext:value-type="string">
            <text:p>{persona: "Vargiu",materia: "Programmazione 1",aula: "Aula Costa",giorno: "Lun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30</text:p>
          </table:table-cell>
          <table:table-cell table:style-name="ce4" office:value-type="string" calcext:value-type="string">
            <text:p>18:15</text:p>
          </table:table-cell>
          <table:table-cell table:style-name="ce9" table:formula="of:=ORG.LIBREOFFICE.REGEX([.E35];&quot;:[0-9]+&quot;; &quot;&quot;)*12 + ORG.LIBREOFFICE.REGEX([.E35];&quot;[0-9]+:&quot;; &quot;&quot;)/5" office:value-type="float" office:value="198" calcext:value-type="float">
            <text:p>198</text:p>
          </table:table-cell>
          <table:table-cell table:style-name="ce9" table:formula="of:=ORG.LIBREOFFICE.REGEX([.F35];&quot;:[0-9]+&quot;; &quot;&quot;)*12 + ORG.LIBREOFFICE.REGEX([.F35];&quot;[0-9]+:&quot;; &quot;&quot;)/5" office:value-type="float" office:value="219" calcext:value-type="float">
            <text:p>219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{persona: &quot;Vargiu&quot;,materia: &quot;Fondamenti di Informatica&quot;,aula: &quot;Aula Costa&quot;,giorno: &quot;Lunedì&quot;,inizio: 198,fine: 219}," calcext:value-type="string">
            <text:p>{persona: "Vargiu",materia: "Fondamenti di Informatica",aula: "Aula Costa",giorno: "Lunedì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36];&quot;:[0-9]+&quot;; &quot;&quot;)*12 + ORG.LIBREOFFICE.REGEX([.E36];&quot;[0-9]+:&quot;; &quot;&quot;)/5" office:value-type="float" office:value="108" calcext:value-type="float">
            <text:p>108</text:p>
          </table:table-cell>
          <table:table-cell table:style-name="ce9" table:formula="of:=ORG.LIBREOFFICE.REGEX([.F36];&quot;:[0-9]+&quot;; &quot;&quot;)*12 + ORG.LIBREOFFICE.REGEX([.F3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{persona: &quot;Vargiu&quot;,materia: &quot;Analisi Matematica&quot;,aula: &quot;Aula Costa&quot;,giorno: &quot;Martedì&quot;,inizio: 108,fine: 129}," calcext:value-type="string">
            <text:p>{persona: "Vargiu",materia: "Analisi Matematica",aula: "Aula Cost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7];&quot;:[0-9]+&quot;; &quot;&quot;)*12 + ORG.LIBREOFFICE.REGEX([.E37];&quot;[0-9]+:&quot;; &quot;&quot;)/5" office:value-type="float" office:value="174" calcext:value-type="float">
            <text:p>174</text:p>
          </table:table-cell>
          <table:table-cell table:style-name="ce9" table:formula="of:=ORG.LIBREOFFICE.REGEX([.F37];&quot;:[0-9]+&quot;; &quot;&quot;)*12 + ORG.LIBREOFFICE.REGEX([.F37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{persona: &quot;Vargiu&quot;,materia: &quot;Programmazione 1 Ex&quot;,aula: &quot;Laboratorio T&quot;,giorno: &quot;Martedì&quot;,inizio: 174,fine: 204}," calcext:value-type="string">
            <text:p>{persona: "Vargiu",materia: "Programmazione 1 Ex",aula: "Laboratorio T",giorno: "Mart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8];&quot;:[0-9]+&quot;; &quot;&quot;)*12 + ORG.LIBREOFFICE.REGEX([.E38];&quot;[0-9]+:&quot;; &quot;&quot;)/5" office:value-type="float" office:value="174" calcext:value-type="float">
            <text:p>174</text:p>
          </table:table-cell>
          <table:table-cell table:style-name="ce9" table:formula="of:=ORG.LIBREOFFICE.REGEX([.F38];&quot;:[0-9]+&quot;; &quot;&quot;)*12 + ORG.LIBREOFFICE.REGEX([.F38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{persona: &quot;Vargiu&quot;,materia: &quot;Fondamenti di Informatica&quot;,aula: &quot;Aula Costa&quot;,giorno: &quot;Mercoledì&quot;,inizio: 174,fine: 195}," calcext:value-type="string">
            <text:p>{persona: "Vargiu",materia: "Fondamenti di Informatica",aula: "Aula Costa",giorno: "Mercol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39];&quot;:[0-9]+&quot;; &quot;&quot;)*12 + ORG.LIBREOFFICE.REGEX([.E39];&quot;[0-9]+:&quot;; &quot;&quot;)/5" office:value-type="float" office:value="132" calcext:value-type="float">
            <text:p>132</text:p>
          </table:table-cell>
          <table:table-cell table:style-name="ce9" table:formula="of:=ORG.LIBREOFFICE.REGEX([.F39];&quot;:[0-9]+&quot;; &quot;&quot;)*12 + ORG.LIBREOFFICE.REGEX([.F39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{persona: &quot;Vargiu&quot;,materia: &quot;Analisi Matematica&quot;,aula: &quot;Aula Costa&quot;,giorno: &quot;Giovedì&quot;,inizio: 132,fine: 153}," calcext:value-type="string">
            <text:p>{persona: "Vargiu",materia: "Analisi Matematica",aula: "Aula Costa",giorno: "Giov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0];&quot;:[0-9]+&quot;; &quot;&quot;)*12 + ORG.LIBREOFFICE.REGEX([.E40];&quot;[0-9]+:&quot;; &quot;&quot;)/5" office:value-type="float" office:value="174" calcext:value-type="float">
            <text:p>174</text:p>
          </table:table-cell>
          <table:table-cell table:style-name="ce9" table:formula="of:=ORG.LIBREOFFICE.REGEX([.F40];&quot;:[0-9]+&quot;; &quot;&quot;)*12 + ORG.LIBREOFFICE.REGEX([.F40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{persona: &quot;Vargiu&quot;,materia: &quot;Programmazione 1 Ex&quot;,aula: &quot;Laboratorio T&quot;,giorno: &quot;Giovedì&quot;,inizio: 174,fine: 204}," calcext:value-type="string">
            <text:p>{persona: "Vargiu",materia: "Programmazione 1 Ex",aula: "Laboratorio T",giorno: "Giov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1];&quot;:[0-9]+&quot;; &quot;&quot;)*12 + ORG.LIBREOFFICE.REGEX([.E41];&quot;[0-9]+:&quot;; &quot;&quot;)/5" office:value-type="float" office:value="108" calcext:value-type="float">
            <text:p>108</text:p>
          </table:table-cell>
          <table:table-cell table:style-name="ce9" table:formula="of:=ORG.LIBREOFFICE.REGEX([.F41];&quot;:[0-9]+&quot;; &quot;&quot;)*12 + ORG.LIBREOFFICE.REGEX([.F41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{persona: &quot;Vargiu&quot;,materia: &quot;Programmazione 1&quot;,aula: &quot;Aula Costa&quot;,giorno: &quot;Venerdì&quot;,inizio: 108,fine: 129}," calcext:value-type="string">
            <text:p>{persona: "Vargiu",materia: "Programmazione 1",aula: "Aula Costa",giorno: "Vener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42];&quot;:[0-9]+&quot;; &quot;&quot;)*12 + ORG.LIBREOFFICE.REGEX([.E42];&quot;[0-9]+:&quot;; &quot;&quot;)/5" office:value-type="float" office:value="132" calcext:value-type="float">
            <text:p>132</text:p>
          </table:table-cell>
          <table:table-cell table:style-name="ce9" table:formula="of:=ORG.LIBREOFFICE.REGEX([.F42];&quot;:[0-9]+&quot;; &quot;&quot;)*12 + ORG.LIBREOFFICE.REGEX([.F4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{persona: &quot;Vargiu&quot;,materia: &quot;Analisi Matematica&quot;,aula: &quot;Aula Costa&quot;,giorno: &quot;Venerdì&quot;,inizio: 132,fine: 153}," calcext:value-type="string">
            <text:p>{persona: "Vargiu",materia: "Analisi Matematica",aula: "Aula Costa",giorno: "Vener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2:30</text:p>
          </table:table-cell>
          <table:table-cell table:style-name="ce9" table:formula="of:=ORG.LIBREOFFICE.REGEX([.E43];&quot;:[0-9]+&quot;; &quot;&quot;)*12 + ORG.LIBREOFFICE.REGEX([.E43];&quot;[0-9]+:&quot;; &quot;&quot;)/5" office:value-type="float" office:value="126" calcext:value-type="float">
            <text:p>126</text:p>
          </table:table-cell>
          <table:table-cell table:style-name="ce9" table:formula="of:=ORG.LIBREOFFICE.REGEX([.F43];&quot;:[0-9]+&quot;; &quot;&quot;)*12 + ORG.LIBREOFFICE.REGEX([.F43];&quot;[0-9]+:&quot;; &quot;&quot;)/5" office:value-type="float" office:value="150" calcext:value-type="float">
            <text:p>150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{persona: &quot;Zanzu&quot;,materia: &quot;Fisica 2&quot;,aula: &quot;L_TB - Aula Z&quot;,giorno: &quot;Lunedì&quot;,inizio: 126,fine: 150}," calcext:value-type="string">
            <text:p>{persona: "Zanzu",materia: "Fisica 2",aula: "L_TB - Aula Z",giorno: "Lunedì",inizio: 126,fine: 15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2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4];&quot;:[0-9]+&quot;; &quot;&quot;)*12 + ORG.LIBREOFFICE.REGEX([.E44];&quot;[0-9]+:&quot;; &quot;&quot;)/5" office:value-type="float" office:value="150" calcext:value-type="float">
            <text:p>150</text:p>
          </table:table-cell>
          <table:table-cell table:style-name="ce9" table:formula="of:=ORG.LIBREOFFICE.REGEX([.F44];&quot;:[0-9]+&quot;; &quot;&quot;)*12 + ORG.LIBREOFFICE.REGEX([.F44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{persona: &quot;Zanzu&quot;,materia: &quot;Scienza delle Costruzioni&quot;,aula: &quot;L_TB - Aula Z&quot;,giorno: &quot;Lunedì&quot;,inizio: 150,fine: 162}," calcext:value-type="string">
            <text:p>{persona: "Zanzu",materia: "Scienza delle Costruzioni",aula: "L_TB - Aula Z",giorno: "Lunedì",inizio: 150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30</text:p>
          </table:table-cell>
          <table:table-cell table:style-name="ce4" office:value-type="string" calcext:value-type="string">
            <text:p>11:30</text:p>
          </table:table-cell>
          <table:table-cell table:style-name="ce9" table:formula="of:=ORG.LIBREOFFICE.REGEX([.E45];&quot;:[0-9]+&quot;; &quot;&quot;)*12 + ORG.LIBREOFFICE.REGEX([.E45];&quot;[0-9]+:&quot;; &quot;&quot;)/5" office:value-type="float" office:value="114" calcext:value-type="float">
            <text:p>114</text:p>
          </table:table-cell>
          <table:table-cell table:style-name="ce9" table:formula="of:=ORG.LIBREOFFICE.REGEX([.F45];&quot;:[0-9]+&quot;; &quot;&quot;)*12 + ORG.LIBREOFFICE.REGEX([.F45];&quot;[0-9]+:&quot;; &quot;&quot;)/5" office:value-type="float" office:value="138" calcext:value-type="float">
            <text:p>138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{persona: &quot;Zanzu&quot;,materia: &quot;Scienza delle Costruzioni&quot;,aula: &quot;D1_TA - Aula DIGITA&quot;,giorno: &quot;Martedì&quot;,inizio: 114,fine: 138}," calcext:value-type="string">
            <text:p>{persona: "Zanzu",materia: "Scienza delle Costruzioni",aula: "D1_TA - Aula DIGITA",giorno: "Martedì",inizio: 114,fine: 13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A - Aula V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6];&quot;:[0-9]+&quot;; &quot;&quot;)*12 + ORG.LIBREOFFICE.REGEX([.E46];&quot;[0-9]+:&quot;; &quot;&quot;)/5" office:value-type="float" office:value="138" calcext:value-type="float">
            <text:p>138</text:p>
          </table:table-cell>
          <table:table-cell table:style-name="ce9" table:formula="of:=ORG.LIBREOFFICE.REGEX([.F46];&quot;:[0-9]+&quot;; &quot;&quot;)*12 + ORG.LIBREOFFICE.REGEX([.F46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{persona: &quot;Zanzu&quot;,materia: &quot;Fisica 2&quot;,aula: &quot;L_TA - Aula V&quot;,giorno: &quot;Martedì&quot;,inizio: 138,fine: 162}," calcext:value-type="string">
            <text:p>{persona: "Zanzu",materia: "Fisica 2",aula: "L_TA - Aula V",giorno: "Martedì",inizio: 138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7];&quot;:[0-9]+&quot;; &quot;&quot;)*12 + ORG.LIBREOFFICE.REGEX([.E47];&quot;[0-9]+:&quot;; &quot;&quot;)/5" office:value-type="float" office:value="180" calcext:value-type="float">
            <text:p>180</text:p>
          </table:table-cell>
          <table:table-cell table:style-name="ce9" table:formula="of:=ORG.LIBREOFFICE.REGEX([.F47];&quot;:[0-9]+&quot;; &quot;&quot;)*12 + ORG.LIBREOFFICE.REGEX([.F47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{persona: &quot;Zanzu&quot;,materia: &quot;Analisi Matematica 2&quot;,aula: &quot;L_TB - Aula Z&quot;,giorno: &quot;Martedì&quot;,inizio: 180,fine: 204}," calcext:value-type="string">
            <text:p>{persona: "Zanzu",materia: "Analisi Matematica 2",aula: "L_TB - Aula Z",giorno: "Mart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E - Aula L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7:00</text:p>
          </table:table-cell>
          <table:table-cell table:style-name="ce4" office:value-type="string" calcext:value-type="string">
            <text:p>19:00</text:p>
          </table:table-cell>
          <table:table-cell table:style-name="ce9" table:formula="of:=ORG.LIBREOFFICE.REGEX([.E48];&quot;:[0-9]+&quot;; &quot;&quot;)*12 + ORG.LIBREOFFICE.REGEX([.E48];&quot;[0-9]+:&quot;; &quot;&quot;)/5" office:value-type="float" office:value="204" calcext:value-type="float">
            <text:p>204</text:p>
          </table:table-cell>
          <table:table-cell table:style-name="ce9" table:formula="of:=ORG.LIBREOFFICE.REGEX([.F48];&quot;:[0-9]+&quot;; &quot;&quot;)*12 + ORG.LIBREOFFICE.REGEX([.F48];&quot;[0-9]+:&quot;; &quot;&quot;)/5" office:value-type="float" office:value="228" calcext:value-type="float">
            <text:p>228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{persona: &quot;Zanzu&quot;,materia: &quot;Fisica Tecnica Ambientale&quot;,aula: &quot;I_1E - Aula L&quot;,giorno: &quot;Martedì&quot;,inizio: 204,fine: 228}," calcext:value-type="string">
            <text:p>{persona: "Zanzu",materia: "Fisica Tecnica Ambientale",aula: "I_1E - Aula L",giorno: "Martedì",inizio: 204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49];&quot;:[0-9]+&quot;; &quot;&quot;)*12 + ORG.LIBREOFFICE.REGEX([.E49];&quot;[0-9]+:&quot;; &quot;&quot;)/5" office:value-type="float" office:value="102" calcext:value-type="float">
            <text:p>102</text:p>
          </table:table-cell>
          <table:table-cell table:style-name="ce9" table:formula="of:=ORG.LIBREOFFICE.REGEX([.F49];&quot;:[0-9]+&quot;; &quot;&quot;)*12 + ORG.LIBREOFFICE.REGEX([.F49];&quot;[0-9]+:&quot;; &quot;&quot;)/5" office:value-type="float" office:value="126" calcext:value-type="float">
            <text:p>126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{persona: &quot;Zanzu&quot;,materia: &quot;Scienza delle Costruzioni&quot;,aula: &quot;I_1D - Aula M&quot;,giorno: &quot;Mercoledì&quot;,inizio: 102,fine: 126}," calcext:value-type="string">
            <text:p>{persona: "Zanzu",materia: "Scienza delle Costruzioni",aula: "I_1D - Aula M",giorno: "Mercole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0];&quot;:[0-9]+&quot;; &quot;&quot;)*12 + ORG.LIBREOFFICE.REGEX([.E50];&quot;[0-9]+:&quot;; &quot;&quot;)/5" office:value-type="float" office:value="126" calcext:value-type="float">
            <text:p>126</text:p>
          </table:table-cell>
          <table:table-cell table:style-name="ce9" table:formula="of:=ORG.LIBREOFFICE.REGEX([.F50];&quot;:[0-9]+&quot;; &quot;&quot;)*12 + ORG.LIBREOFFICE.REGEX([.F5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{persona: &quot;Zanzu&quot;,materia: &quot;Fisica 2&quot;,aula: &quot;L_TB - Aula Z&quot;,giorno: &quot;Mercoledì&quot;,inizio: 126,fine: 162}," calcext:value-type="string">
            <text:p>{persona: "Zanzu",materia: "Fisica 2",aula: "L_TB - Aula Z",giorno: "Mercol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8:00</text:p>
          </table:table-cell>
          <table:table-cell table:style-name="ce9" table:formula="of:=ORG.LIBREOFFICE.REGEX([.E51];&quot;:[0-9]+&quot;; &quot;&quot;)*12 + ORG.LIBREOFFICE.REGEX([.E51];&quot;[0-9]+:&quot;; &quot;&quot;)/5" office:value-type="float" office:value="180" calcext:value-type="float">
            <text:p>180</text:p>
          </table:table-cell>
          <table:table-cell table:style-name="ce9" table:formula="of:=ORG.LIBREOFFICE.REGEX([.F51];&quot;:[0-9]+&quot;; &quot;&quot;)*12 + ORG.LIBREOFFICE.REGEX([.F51];&quot;[0-9]+:&quot;; &quot;&quot;)/5" office:value-type="float" office:value="216" calcext:value-type="float">
            <text:p>216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{persona: &quot;Zanzu&quot;,materia: &quot;Analisi Matematica 2&quot;,aula: &quot;L_TB - Aula Z&quot;,giorno: &quot;Mercoledì&quot;,inizio: 180,fine: 216}," calcext:value-type="string">
            <text:p>{persona: "Zanzu",materia: "Analisi Matematica 2",aula: "L_TB - Aula Z",giorno: "Mercoledì",inizio: 180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2];&quot;:[0-9]+&quot;; &quot;&quot;)*12 + ORG.LIBREOFFICE.REGEX([.E52];&quot;[0-9]+:&quot;; &quot;&quot;)/5" office:value-type="float" office:value="126" calcext:value-type="float">
            <text:p>126</text:p>
          </table:table-cell>
          <table:table-cell table:style-name="ce9" table:formula="of:=ORG.LIBREOFFICE.REGEX([.F52];&quot;:[0-9]+&quot;; &quot;&quot;)*12 + ORG.LIBREOFFICE.REGEX([.F52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{persona: &quot;Zanzu&quot;,materia: &quot;Scienza delle Costruzioni&quot;,aula: &quot;D1_TA - Aula DIGITA&quot;,giorno: &quot;Giovedì&quot;,inizio: 126,fine: 162}," calcext:value-type="string">
            <text:p>{persona: "Zanzu",materia: "Scienza delle Costruzioni",aula: "D1_TA - Aula DIGITA",giorno: "Giov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53];&quot;:[0-9]+&quot;; &quot;&quot;)*12 + ORG.LIBREOFFICE.REGEX([.E53];&quot;[0-9]+:&quot;; &quot;&quot;)/5" office:value-type="float" office:value="180" calcext:value-type="float">
            <text:p>180</text:p>
          </table:table-cell>
          <table:table-cell table:style-name="ce9" table:formula="of:=ORG.LIBREOFFICE.REGEX([.F53];&quot;:[0-9]+&quot;; &quot;&quot;)*12 + ORG.LIBREOFFICE.REGEX([.F5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{persona: &quot;Zanzu&quot;,materia: &quot;Fisica Tecnica Ambientale&quot;,aula: &quot;D1_TA - Aula DIGITA&quot;,giorno: &quot;Giovedì&quot;,inizio: 180,fine: 204}," calcext:value-type="string">
            <text:p>{persona: "Zanzu",materia: "Fisica Tecnica Ambientale",aula: "D1_TA - Aula DIGITA",giorno: "Giov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54];&quot;:[0-9]+&quot;; &quot;&quot;)*12 + ORG.LIBREOFFICE.REGEX([.E54];&quot;[0-9]+:&quot;; &quot;&quot;)/5" office:value-type="float" office:value="102" calcext:value-type="float">
            <text:p>102</text:p>
          </table:table-cell>
          <table:table-cell table:style-name="ce9" table:formula="of:=ORG.LIBREOFFICE.REGEX([.F54];&quot;:[0-9]+&quot;; &quot;&quot;)*12 + ORG.LIBREOFFICE.REGEX([.F54];&quot;[0-9]+:&quot;; &quot;&quot;)/5" office:value-type="float" office:value="126" calcext:value-type="float">
            <text:p>126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{persona: &quot;Zanzu&quot;,materia: &quot;Fisica Tecnica Ambientale&quot;,aula: &quot;I_1D - Aula M&quot;,giorno: &quot;Venerdì&quot;,inizio: 102,fine: 126}," calcext:value-type="string">
            <text:p>{persona: "Zanzu",materia: "Fisica Tecnica Ambientale",aula: "I_1D - Aula M",giorno: "Vener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I_TA - Aula CD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5];&quot;:[0-9]+&quot;; &quot;&quot;)*12 + ORG.LIBREOFFICE.REGEX([.E55];&quot;[0-9]+:&quot;; &quot;&quot;)/5" office:value-type="float" office:value="126" calcext:value-type="float">
            <text:p>126</text:p>
          </table:table-cell>
          <table:table-cell table:style-name="ce9" table:formula="of:=ORG.LIBREOFFICE.REGEX([.F55];&quot;:[0-9]+&quot;; &quot;&quot;)*12 + ORG.LIBREOFFICE.REGEX([.F5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{persona: &quot;Zanzu&quot;,materia: &quot;Analisi Matematica 2&quot;,aula: &quot;I_TA - Aula CD&quot;,giorno: &quot;Venerdì&quot;,inizio: 126,fine: 162}," calcext:value-type="string">
            <text:p>{persona: "Zanzu",materia: "Analisi Matematica 2",aula: "I_TA - Aula CD",giorno: "Vener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6];&quot;:[0-9]+&quot;; &quot;&quot;)*12 + ORG.LIBREOFFICE.REGEX([.E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6];&quot;:[0-9]+&quot;; &quot;&quot;)*12 + ORG.LIBREOFFICE.REGEX([.F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7];&quot;:[0-9]+&quot;; &quot;&quot;)*12 + ORG.LIBREOFFICE.REGEX([.E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7];&quot;:[0-9]+&quot;; &quot;&quot;)*12 + ORG.LIBREOFFICE.REGEX([.F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8];&quot;:[0-9]+&quot;; &quot;&quot;)*12 + ORG.LIBREOFFICE.REGEX([.E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8];&quot;:[0-9]+&quot;; &quot;&quot;)*12 + ORG.LIBREOFFICE.REGEX([.F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59];&quot;:[0-9]+&quot;; &quot;&quot;)*12 + ORG.LIBREOFFICE.REGEX([.E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59];&quot;:[0-9]+&quot;; &quot;&quot;)*12 + ORG.LIBREOFFICE.REGEX([.F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0];&quot;:[0-9]+&quot;; &quot;&quot;)*12 + ORG.LIBREOFFICE.REGEX([.E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0];&quot;:[0-9]+&quot;; &quot;&quot;)*12 + ORG.LIBREOFFICE.REGEX([.F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1];&quot;:[0-9]+&quot;; &quot;&quot;)*12 + ORG.LIBREOFFICE.REGEX([.E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1];&quot;:[0-9]+&quot;; &quot;&quot;)*12 + ORG.LIBREOFFICE.REGEX([.F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2];&quot;:[0-9]+&quot;; &quot;&quot;)*12 + ORG.LIBREOFFICE.REGEX([.E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2];&quot;:[0-9]+&quot;; &quot;&quot;)*12 + ORG.LIBREOFFICE.REGEX([.F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3];&quot;:[0-9]+&quot;; &quot;&quot;)*12 + ORG.LIBREOFFICE.REGEX([.E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3];&quot;:[0-9]+&quot;; &quot;&quot;)*12 + ORG.LIBREOFFICE.REGEX([.F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4];&quot;:[0-9]+&quot;; &quot;&quot;)*12 + ORG.LIBREOFFICE.REGEX([.E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4];&quot;:[0-9]+&quot;; &quot;&quot;)*12 + ORG.LIBREOFFICE.REGEX([.F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5];&quot;:[0-9]+&quot;; &quot;&quot;)*12 + ORG.LIBREOFFICE.REGEX([.E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5];&quot;:[0-9]+&quot;; &quot;&quot;)*12 + ORG.LIBREOFFICE.REGEX([.F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6];&quot;:[0-9]+&quot;; &quot;&quot;)*12 + ORG.LIBREOFFICE.REGEX([.E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6];&quot;:[0-9]+&quot;; &quot;&quot;)*12 + ORG.LIBREOFFICE.REGEX([.F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7];&quot;:[0-9]+&quot;; &quot;&quot;)*12 + ORG.LIBREOFFICE.REGEX([.E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7];&quot;:[0-9]+&quot;; &quot;&quot;)*12 + ORG.LIBREOFFICE.REGEX([.F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8];&quot;:[0-9]+&quot;; &quot;&quot;)*12 + ORG.LIBREOFFICE.REGEX([.E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8];&quot;:[0-9]+&quot;; &quot;&quot;)*12 + ORG.LIBREOFFICE.REGEX([.F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69];&quot;:[0-9]+&quot;; &quot;&quot;)*12 + ORG.LIBREOFFICE.REGEX([.E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69];&quot;:[0-9]+&quot;; &quot;&quot;)*12 + ORG.LIBREOFFICE.REGEX([.F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0];&quot;:[0-9]+&quot;; &quot;&quot;)*12 + ORG.LIBREOFFICE.REGEX([.E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0];&quot;:[0-9]+&quot;; &quot;&quot;)*12 + ORG.LIBREOFFICE.REGEX([.F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1];&quot;:[0-9]+&quot;; &quot;&quot;)*12 + ORG.LIBREOFFICE.REGEX([.E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1];&quot;:[0-9]+&quot;; &quot;&quot;)*12 + ORG.LIBREOFFICE.REGEX([.F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2];&quot;:[0-9]+&quot;; &quot;&quot;)*12 + ORG.LIBREOFFICE.REGEX([.E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2];&quot;:[0-9]+&quot;; &quot;&quot;)*12 + ORG.LIBREOFFICE.REGEX([.F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3];&quot;:[0-9]+&quot;; &quot;&quot;)*12 + ORG.LIBREOFFICE.REGEX([.E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3];&quot;:[0-9]+&quot;; &quot;&quot;)*12 + ORG.LIBREOFFICE.REGEX([.F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4];&quot;:[0-9]+&quot;; &quot;&quot;)*12 + ORG.LIBREOFFICE.REGEX([.E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4];&quot;:[0-9]+&quot;; &quot;&quot;)*12 + ORG.LIBREOFFICE.REGEX([.F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5];&quot;:[0-9]+&quot;; &quot;&quot;)*12 + ORG.LIBREOFFICE.REGEX([.E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5];&quot;:[0-9]+&quot;; &quot;&quot;)*12 + ORG.LIBREOFFICE.REGEX([.F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6];&quot;:[0-9]+&quot;; &quot;&quot;)*12 + ORG.LIBREOFFICE.REGEX([.E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6];&quot;:[0-9]+&quot;; &quot;&quot;)*12 + ORG.LIBREOFFICE.REGEX([.F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7];&quot;:[0-9]+&quot;; &quot;&quot;)*12 + ORG.LIBREOFFICE.REGEX([.E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7];&quot;:[0-9]+&quot;; &quot;&quot;)*12 + ORG.LIBREOFFICE.REGEX([.F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8];&quot;:[0-9]+&quot;; &quot;&quot;)*12 + ORG.LIBREOFFICE.REGEX([.E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8];&quot;:[0-9]+&quot;; &quot;&quot;)*12 + ORG.LIBREOFFICE.REGEX([.F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9];&quot;:[0-9]+&quot;; &quot;&quot;)*12 + ORG.LIBREOFFICE.REGEX([.E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9];&quot;:[0-9]+&quot;; &quot;&quot;)*12 + ORG.LIBREOFFICE.REGEX([.F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0];&quot;:[0-9]+&quot;; &quot;&quot;)*12 + ORG.LIBREOFFICE.REGEX([.E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0];&quot;:[0-9]+&quot;; &quot;&quot;)*12 + ORG.LIBREOFFICE.REGEX([.F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heet1.$A$1" table:cell-range-address="$Sheet1.$A$1:.$I$998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2:51:19.15702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1T13:12:09.109142000</dc:date>
    <meta:editing-duration>PT1H40M26S</meta:editing-duration>
    <meta:editing-cycles>13</meta:editing-cycles>
    <meta:document-statistic meta:table-count="2" meta:cell-count="1437" meta:object-count="0"/>
  </office:meta>
</office:document-meta>
</file>

<file path=Scripts/javascript/oggetti.js/parcel-descriptor.xml><?xml version="1.0" encoding="utf-8"?>
<parcel xmlns:parcel="scripting.dtd" language="JavaScript">
</parcel>
</file>